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688cm" svg:height="9.393cm" svg:x="1.148cm" svg:y="0.065cm">
            <draw:object draw:notify-on-update-of-ranges="Feuille1.I3:Feuille1.I11 Feuille1.J2:Feuille1.J2 Feuille1.J3:Feuille1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asse (kg)</text:p>
          </table:table-cell>
          <table:table-cell office:value-type="string" calcext:value-type="string">
            <text:p>Valeurs mesurées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6.7" calcext:value-type="float">
            <text:p>6,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8"/>
          <table:table-cell office:value-type="float" office:value="19.7" calcext:value-type="float">
            <text:p>19,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8"/>
          <table:table-cell table:formula="of:=19.7+5" office:value-type="float" office:value="24.7" calcext:value-type="float">
            <text:p>24,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number-columns-repeated="8"/>
          <table:table-cell table:formula="of:=19.7+10" office:value-type="float" office:value="29.7" calcext:value-type="float">
            <text:p>29,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8"/>
          <table:table-cell table:formula="of:=19.7*2" office:value-type="float" office:value="39.4" calcext:value-type="float">
            <text:p>39,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number-columns-repeated="8"/>
          <table:table-cell table:formula="of:=19.7+20+10" office:value-type="float" office:value="49.7" calcext:value-type="float">
            <text:p>49,7</text:p>
          </table:table-cell>
          <table:table-cell office:value-type="float" office:value="948" calcext:value-type="float">
            <text:p>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7T13:55:49.893000000</meta:creation-date>
    <meta:generator>LibreOffice/7.3.4.2$Windows_X86_64 LibreOffice_project/728fec16bd5f605073805c3c9e7c4212a0120dc5</meta:generator>
    <dc:date>2023-07-28T15:01:26.276000000</dc:date>
    <meta:editing-duration>PT3H29M28S</meta:editing-duration>
    <meta:editing-cycles>14</meta:editing-cycles>
    <meta:document-statistic meta:table-count="1" meta:cell-count="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svg:stroke-color="#b3b3b3"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Courbe de tendance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3" style:family="chart">
      <style:text-properties fo:color="#2a60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89cm" svg:height="9.394cm" xlink:href=".." xlink:type="simple" chart:class="chart:scatter" chart:style-name="ch1">
        <chart:title svg:x="4.313cm" svg:y="0.299cm" chart:style-name="ch2">
          <text:p>Courbe d'étalonnage du Tensionomètre</text:p>
        </chart:title>
        <chart:subtitle svg:x="4.658cm" svg:y="1.316cm" chart:style-name="ch3">
          <text:p>Valeurs mesurées en fonction de la masse</text:p>
        </chart:subtitle>
        <chart:legend chart:legend-position="end" svg:x="12.152cm" svg:y="4.157cm" style:legend-expansion="high" chart:style-name="ch4"/>
        <chart:plot-area chart:style-name="ch5" table:cell-range-address="Feuille1.I3:Feuille1.J11 Feuille1.J2:Feuille1.J2" chart:data-source-has-labels="row" svg:x="1.327cm" svg:y="2.176cm" svg:width="10.492cm" svg:height="6.067cm">
          <chart:coordinate-region svg:x="2.354cm" svg:y="2.371cm" svg:width="9.269cm" svg:height="5.233cm"/>
          <chart:axis chart:dimension="x" chart:name="primary-x" chart:style-name="ch6">
            <chart:title svg:x="5.59cm" svg:y="8.431cm" chart:style-name="ch7">
              <text:p>Masse en Kg</text:p>
            </chart:title>
            <chart:grid chart:style-name="ch8" chart:class="major"/>
          </chart:axis>
          <chart:axis chart:dimension="y" chart:name="primary-y" chart:style-name="ch9">
            <chart:title svg:x="0.451cm" svg:y="6.545cm" chart:style-name="ch10">
              <text:p>Valeurs mesurées</text:p>
            </chart:title>
            <chart:grid chart:style-name="ch8" chart:class="major"/>
          </chart:axis>
          <chart:series chart:style-name="ch11" chart:values-cell-range-address="Feuille1.J3:Feuille1.J11" chart:label-cell-address="Feuille1.J2:Feuille1.J2" chart:class="chart:scatter">
            <chart:domain table:cell-range-address="Feuille1.I3:Feuille1.I11"/>
            <chart:regression-curve chart:style-name="ch12">
              <chart:equation chart:display-equation="true" chart:display-r-square="false" svg:x="2.516cm" svg:y="2.822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Valeurs mesurées</text:p>
                <draw:g>
                  <svg:desc>Feuille1.J2:Feuille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I3:Feuille1.I11</svg:desc>
                </draw:g>
              </table:table-cell>
              <table:table-cell office:value-type="float" office:value="0">
                <text:p>0</text:p>
                <draw:g>
                  <svg:desc>Feuille1.J3:Feuille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">
                <text:p>6.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7">
                <text:p>19.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7">
                <text:p>24.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7">
                <text:p>29.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4">
                <text:p>39.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7">
                <text:p>49.7</text:p>
              </table:table-cell>
              <table:table-cell office:value-type="float" office:value="948">
                <text:p>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